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7.45cm" fo:min-width="18.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>Politico(<text:span text:style-name="T1">id</text:span>,nombre,apellido,f-nacimiento)</text:p>
          <text:p/>
          <text:p>Partido(<text:span text:style-name="T1">id</text:span>,nombre,A-fundacion) <text:s text:c="3"/><text:span text:style-name="T2">{año A-fundacion es un atributo opcional}</text:span></text:p>
          <text:p/>
          <text:p>Pertenece(<text:span text:style-name="T1">Politico,Partido</text:span>,N-afiliado,F-<text:span text:style-name="T1">i</text:span>nicio,f-fin)</text:p>
          <text:p>Politico FK→Politico</text:p>
          <text:p>Partido <text:s/>FK→Partido</text:p>
          <text:p/>
          <text:p>Elecciones(<text:span text:style-name="T1">id</text:span>,Fecha) <text:s text:c="7"/><text:span text:style-name="T2">{N-votos es un atributo calculado se ignora} </text:span></text:p>
          <text:p/>
          <text:p>Participa-e(<text:span text:style-name="T1">Elecciones,Partido</text:span>,votos)</text:p>
          <text:p>Elecciones FK→Elecciones</text:p>
          <text:p>Partidos <text:s text:c="4"/>FK→partidos</text:p>
          <text:p/>
          <text:p>Gobierno<text:span text:style-name="T1">(id</text:span>,N-legislatura,fecha)</text:p>
          <text:p/>
          <text:p>Nacional(<text:span text:style-name="T1">id</text:span>,Gobierno)</text:p>
          <text:p>Gobierno FK NN→Gobierno</text:p>
          <text:p/>
          <text:p>Autónomo(<text:span text:style-name="T1">id</text:span>,Gobierno,comunidad)</text:p>
          <text:p>Gobierno FK NN→Gobierno</text:p>
          <text:p/>
          <text:p>Ley(<text:span text:style-name="T1">codigo</text:span>,F-aprovacion,referencia)</text:p>
          <text:p/>
          <text:p>Aprueba(L<text:span text:style-name="T1">ey</text:span>,nacional)</text:p>
          <text:p>Ley FK→Ley</text:p>
          <text:p>nacional FK NN→Nacional</text:p>
          <text:p/>
          <text:p>Participa-g(<text:span text:style-name="T1">politico,gobierno,cargo</text:span>) <text:s text:c="2"/><text:span text:style-name="T2">{quizás un político tenga dos cargos entonce incluyo cargo en la clave}</text:span></text:p>
          <text:p>politico FK→Politico</text:p>
          <text:p>gobiernoFK→Gobierno</text:p>
          <text:p/>
          <text:p>Legitima(<text:span text:style-name="T1">Eleciones</text:span>,Gobierno)</text:p>
          <text:p>Elecciones FK→Elecciones</text:p>
          <text:p>Gobierno NN UK FK→Gobiern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draw:layer="layout" svg:width="19cm" svg:height="27.7cm" svg:x="1.2cm" svg:y="1.4cm">
          <text:p text:style-name="P2"><text:span text:style-name="T3"><text:tab/></text:span><text:span text:style-name="T3">Politico(</text:span><text:span text:style-name="T4">id</text:span><text:span text:style-name="T3">,nombre,apellido,f-nacimiento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Partido(</text:span><text:span text:style-name="T4">id</text:span><text:span text:style-name="T3">,nombre,A-fundacion) <text:s text:c="24"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Pertenece(</text:span><text:span text:style-name="T4">Politico,Partido</text:span><text:span text:style-name="T3">,N-afiliado,F-</text:span><text:span text:style-name="T4">i</text:span><text:span text:style-name="T3">nicio,f-fin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Elecciones(</text:span><text:span text:style-name="T4">id</text:span><text:span text:style-name="T3">,Fecha) <text:s text:c="45"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Participa-e(</text:span><text:span text:style-name="T4">Elecciones,Partido</text:span><text:span text:style-name="T3">,votos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Gobierno</text:span><text:span text:style-name="T4">(id</text:span><text:span text:style-name="T3">,N-legislatura,fecha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Nacional(</text:span><text:span text:style-name="T4">id</text:span><text:span text:style-name="T3">,Gobierno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Autónomo(</text:span><text:span text:style-name="T4">id</text:span><text:span text:style-name="T3">,Gobierno,comunidad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Ley(</text:span><text:span text:style-name="T4">codigo</text:span><text:span text:style-name="T3">,F-aprovacion,referencia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Aprueba(L</text:span><text:span text:style-name="T4">ey</text:span><text:span text:style-name="T3">,nacional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Participa-g(</text:span><text:span text:style-name="T4">politico,gobierno,cargo</text:span><text:span text:style-name="T3">) <text:s text:c="25"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tab/></text:span><text:span text:style-name="T3">Legitima(</text:span><text:span text:style-name="T4">Eleciones</text:span><text:span text:style-name="T3">,Gobierno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2cm" svg:y1="6.7cm" svg:x2="3.2cm" svg:y2="5.4cm">
          <text:p/>
        </draw:line>
        <draw:line draw:style-name="gr4" draw:text-style-name="P6" draw:layer="layout" svg:x1="3.2cm" svg:y1="6.7cm" svg:x2="7.4cm" svg:y2="6.7cm">
          <text:p text:style-name="P5"><text:span text:style-name="T5">FK</text:span></text:p>
          <text:p text:style-name="P5"><text:span text:style-name="T5"/></text:p>
        </draw:line>
        <draw:line draw:style-name="gr5" draw:text-style-name="P4" draw:layer="layout" svg:x1="7.4cm" svg:y1="6.7cm" svg:x2="7.4cm" svg:y2="7.2cm">
          <text:p/>
        </draw:line>
        <draw:line draw:style-name="gr5" draw:text-style-name="P4" draw:layer="layout" svg:x1="5.7cm" svg:y1="7.5cm" svg:x2="5.7cm" svg:y2="8cm">
          <text:p/>
        </draw:line>
        <draw:line draw:style-name="gr4" draw:text-style-name="P4" draw:layer="layout" svg:x1="5.7cm" svg:y1="8cm" svg:x2="2cm" svg:y2="8cm">
          <text:p text:style-name="P5"/>
        </draw:line>
        <draw:line draw:style-name="gr5" draw:text-style-name="P4" draw:layer="layout" svg:x1="2cm" svg:y1="2.8cm" svg:x2="2cm" svg:y2="8cm">
          <text:p/>
        </draw:line>
        <draw:line draw:style-name="gr3" draw:text-style-name="P4" draw:layer="layout" svg:x1="2cm" svg:y1="2.8cm" svg:x2="2.6cm" svg:y2="2.8cm">
          <text:p/>
        </draw:line>
        <draw:custom-shape draw:style-name="gr6" draw:text-style-name="P7" draw:layer="layout" svg:width="0.8cm" svg:height="0.3cm" svg:x="11.2cm" svg:y="28.2cm">
          <text:p text:style-name="P5"><text:span text:style-name="T5">NN UK F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3cm" svg:x="3.3cm" svg:y="8.1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4cm" svg:y1="11.5cm" svg:x2="6.4cm" svg:y2="11cm">
          <text:p text:style-name="P5"/>
        </draw:line>
        <draw:line draw:style-name="gr5" draw:text-style-name="P4" draw:layer="layout" svg:x1="3.7cm" svg:y1="11cm" svg:x2="6.4cm" svg:y2="11cm">
          <text:p/>
        </draw:line>
        <draw:line draw:style-name="gr3" draw:text-style-name="P4" draw:layer="layout" svg:x1="3.7cm" svg:y1="11cm" svg:x2="3.7cm" svg:y2="9.8cm">
          <text:p/>
        </draw:line>
        <draw:custom-shape draw:style-name="gr6" draw:text-style-name="P7" draw:layer="layout" svg:width="0.8cm" svg:height="0.3cm" svg:x="4.8cm" svg:y="10.6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4cm" svg:y1="11.5cm" svg:x2="8.4cm" svg:y2="11cm">
          <text:p/>
        </draw:line>
        <draw:line draw:style-name="gr5" draw:text-style-name="P4" draw:layer="layout" svg:x1="15.801cm" svg:y1="10.945cm" svg:x2="8.4cm" svg:y2="10.956cm">
          <text:p/>
        </draw:line>
        <draw:line draw:style-name="gr5" draw:text-style-name="P4" draw:layer="layout" svg:x1="15.791cm" svg:y1="5.165cm" svg:x2="15.797cm" svg:y2="10.977cm">
          <text:p/>
        </draw:line>
        <draw:line draw:style-name="gr3" draw:text-style-name="P4" draw:layer="layout" svg:x1="15.736cm" svg:y1="5.215cm" svg:x2="9.635cm" svg:y2="5.216cm">
          <text:p/>
        </draw:line>
        <draw:custom-shape draw:style-name="gr6" draw:text-style-name="P7" draw:layer="layout" svg:width="0.8cm" svg:height="0.3cm" svg:x="11.6cm" svg:y="10.4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cm" svg:y1="16cm" svg:x2="6cm" svg:y2="15.6cm">
          <text:p/>
        </draw:line>
        <draw:line draw:style-name="gr5" draw:text-style-name="P4" draw:layer="layout" svg:x1="6cm" svg:y1="15.6cm" svg:x2="1.4cm" svg:y2="15.6cm">
          <text:p/>
        </draw:line>
        <draw:line draw:style-name="gr5" draw:text-style-name="P4" draw:layer="layout" svg:x1="1.4cm" svg:y1="14.1cm" svg:x2="1.4cm" svg:y2="15.6cm">
          <text:p/>
        </draw:line>
        <draw:line draw:style-name="gr3" draw:text-style-name="P4" draw:layer="layout" svg:x1="1.4cm" svg:y1="14.1cm" svg:x2="2.4cm" svg:y2="14.1cm">
          <text:p/>
        </draw:line>
        <draw:custom-shape draw:style-name="gr6" draw:text-style-name="P7" draw:layer="layout" svg:width="0.8cm" svg:height="0.3cm" svg:x="3.5cm" svg:y="15.2cm">
          <text:p text:style-name="P5"><text:span text:style-name="T5">FK NN 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4cm" svg:y1="18.2cm" svg:x2="6.4cm" svg:y2="17.9cm">
          <text:p/>
        </draw:line>
        <draw:line draw:style-name="gr5" draw:text-style-name="P4" draw:layer="layout" svg:x1="6.4cm" svg:y1="17.9cm" svg:x2="11.6cm" svg:y2="17.9cm">
          <text:p/>
        </draw:line>
        <draw:line draw:style-name="gr5" draw:text-style-name="P4" draw:layer="layout" svg:x1="11.6cm" svg:y1="17.9cm" svg:x2="11.6cm" svg:y2="14.1cm">
          <text:p/>
        </draw:line>
        <draw:line draw:style-name="gr3" draw:text-style-name="P4" draw:layer="layout" svg:x1="11.6cm" svg:y1="14.1cm" svg:x2="9.7cm" svg:y2="14.1cm">
          <text:p/>
        </draw:line>
        <draw:custom-shape draw:style-name="gr6" draw:text-style-name="P7" draw:layer="layout" svg:width="0.8cm" svg:height="0.3cm" svg:x="8.4cm" svg:y="17.5cm">
          <text:p text:style-name="P5"><text:span text:style-name="T5">FK NN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cm" svg:y1="22.7cm" svg:x2="5cm" svg:y2="22.4cm">
          <text:p/>
        </draw:line>
        <draw:line draw:style-name="gr5" draw:text-style-name="P4" draw:layer="layout" svg:x1="5cm" svg:y1="22.4cm" svg:x2="1.6cm" svg:y2="22.4cm">
          <text:p/>
        </draw:line>
        <draw:line draw:style-name="gr5" draw:text-style-name="P4" draw:layer="layout" svg:x1="1.6cm" svg:y1="22.4cm" svg:x2="1.6cm" svg:y2="20.8cm">
          <text:p/>
        </draw:line>
        <draw:line draw:style-name="gr3" draw:text-style-name="P4" draw:layer="layout" svg:x1="1.597cm" svg:y1="20.754cm" svg:x2="2.403cm" svg:y2="20.746cm">
          <text:p/>
        </draw:line>
        <draw:custom-shape draw:style-name="gr6" draw:text-style-name="P7" draw:layer="layout" svg:width="0.8cm" svg:height="0.3cm" svg:x="2.9cm" svg:y="22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2cm" svg:y1="23.2cm" svg:x2="6.2cm" svg:y2="23.7cm">
          <text:p/>
        </draw:line>
        <draw:line draw:style-name="gr5" draw:text-style-name="P4" draw:layer="layout" svg:x1="6.2cm" svg:y1="23.7cm" svg:x2="1.2cm" svg:y2="23.7cm">
          <text:p/>
        </draw:line>
        <draw:line draw:style-name="gr5" draw:text-style-name="P4" draw:layer="layout" svg:x1="1.2cm" svg:y1="23.7cm" svg:x2="1.2cm" svg:y2="16.3cm">
          <text:p/>
        </draw:line>
        <draw:line draw:style-name="gr3" draw:text-style-name="P4" draw:layer="layout" svg:x1="1.2cm" svg:y1="16.3cm" svg:x2="2.4cm" svg:y2="16.3cm">
          <text:p/>
        </draw:line>
        <draw:custom-shape draw:style-name="gr6" draw:text-style-name="P7" draw:layer="layout" svg:width="0.8cm" svg:height="0.3cm" svg:x="3.2cm" svg:y="23.8cm">
          <text:p text:style-name="P5"><text:span text:style-name="T5">FK N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3.2cm" svg:x2="11.8cm" svg:y2="3.2cm">
          <text:p/>
        </draw:line>
        <draw:line draw:style-name="gr5" draw:text-style-name="P4" draw:layer="layout" svg:x1="5.9cm" svg:y1="25.6cm" svg:x2="5.9cm" svg:y2="26.1cm">
          <text:p/>
        </draw:line>
        <draw:line draw:style-name="gr5" draw:text-style-name="P4" draw:layer="layout" svg:x1="17cm" svg:y1="3.1cm" svg:x2="16.9cm" svg:y2="26.1cm">
          <text:p/>
        </draw:line>
        <draw:line draw:style-name="gr5" draw:text-style-name="P4" draw:layer="layout" svg:x1="5.9cm" svg:y1="26.1cm" svg:x2="16.9cm" svg:y2="26.1cm">
          <text:p/>
        </draw:line>
        <draw:custom-shape draw:style-name="gr6" draw:text-style-name="P7" draw:layer="layout" svg:width="0.8cm" svg:height="0.3cm" svg:x="12.1cm" svg:y="26.3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cm" svg:y1="13.1cm" svg:x2="3.7cm" svg:y2="13.9cm">
          <text:p/>
        </draw:line>
        <draw:line draw:style-name="gr5" draw:text-style-name="P4" draw:layer="layout" svg:x1="3.7cm" svg:y1="13.1cm" svg:x2="14.5cm" svg:y2="13.1cm">
          <text:p/>
        </draw:line>
        <draw:line draw:style-name="gr5" draw:text-style-name="P4" draw:layer="layout" svg:x1="14.5cm" svg:y1="13.1cm" svg:x2="14.4cm" svg:y2="24.2cm">
          <text:p/>
        </draw:line>
        <draw:line draw:style-name="gr5" draw:text-style-name="P4" draw:layer="layout" svg:x1="14.4cm" svg:y1="24.2cm" svg:x2="8cm" svg:y2="24.2cm">
          <text:p/>
        </draw:line>
        <draw:line draw:style-name="gr5" draw:text-style-name="P4" draw:layer="layout" svg:x1="8cm" svg:y1="24.2cm" svg:x2="8cm" svg:y2="24.9cm">
          <text:p/>
        </draw:line>
        <draw:custom-shape draw:style-name="gr6" draw:text-style-name="P7" draw:layer="layout" svg:width="0.8cm" svg:height="0.3cm" svg:x="10.3cm" svg:y="23.7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8cm" svg:y1="9.7cm" svg:x2="2.5cm" svg:y2="9.7cm">
          <text:p/>
        </draw:line>
        <draw:line draw:style-name="gr5" draw:text-style-name="P4" draw:layer="layout" svg:x1="0.8cm" svg:y1="9.7cm" svg:x2="0.8cm" svg:y2="28.2cm">
          <text:p/>
        </draw:line>
        <draw:line draw:style-name="gr5" draw:text-style-name="P4" draw:layer="layout" svg:x1="0.8cm" svg:y1="28.2cm" svg:x2="5.6cm" svg:y2="28.2cm">
          <text:p/>
        </draw:line>
        <draw:line draw:style-name="gr5" draw:text-style-name="P4" draw:layer="layout" svg:x1="5.6cm" svg:y1="28.2cm" svg:x2="5.6cm" svg:y2="27.7cm">
          <text:p/>
        </draw:line>
        <draw:custom-shape draw:style-name="gr6" draw:text-style-name="P7" draw:layer="layout" svg:width="0.8cm" svg:height="0.3cm" svg:x="2.8cm" svg:y="28.3cm">
          <text:p text:style-name="P5"><text:span text:style-name="T5">FK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cm" svg:y1="27.6cm" svg:x2="8cm" svg:y2="28.1cm">
          <text:p/>
        </draw:line>
        <draw:line draw:style-name="gr5" draw:text-style-name="P4" draw:layer="layout" svg:x1="8cm" svg:y1="28.1cm" svg:x2="15.4cm" svg:y2="28.1cm">
          <text:p/>
        </draw:line>
        <draw:line draw:style-name="gr3" draw:text-style-name="P4" draw:layer="layout" svg:x1="15.6cm" svg:y1="13.8cm" svg:x2="9.7cm" svg:y2="13.8cm">
          <text:p/>
        </draw:line>
        <draw:line draw:style-name="gr5" draw:text-style-name="P4" draw:layer="layout" svg:x1="15.6cm" svg:y1="13.8cm" svg:x2="15.4cm" svg:y2="2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Arial" style:font-family-asian="Ari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" style:font-family-asian="Arial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9:27:56.580000000</meta:creation-date>
    <dc:date>2020-11-23T20:59:41.497000000</dc:date>
    <meta:editing-duration>PT59M23S</meta:editing-duration>
    <meta:editing-cycles>13</meta:editing-cycles>
    <meta:generator>LibreOffice/6.2.3.2$Windows_X86_64 LibreOffice_project/aecc05fe267cc68dde00352a451aa867b3b546ac</meta:generator>
    <meta:document-statistic meta:object-count="60"/>
  </office:meta>
</office:document-meta>
</file>